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Fig2SxdLine11">
      <style:graphic-properties draw:stroke="solid" svg:stroke-width="0.05cm" draw:marker-start-width="0.275cm" draw:marker-end-width="0.275cm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stroke="none" draw:fill="none" draw:fill-color="#ffffff" draw:auto-grow-width="true" fo:min-height="0.471cm" fo:min-width="3.135cm"/>
    </style:style>
    <style:style style:name="gr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8000" draw:marker-start-width="0.275cm" draw:marker-end="Arrow" draw:marker-end-width="0.375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solid" draw:fill="none" draw:fill-color="#ffffff" draw:auto-grow-width="true" fo:min-height="1.781cm" fo:min-width="5.171cm" fo:padding-top="0.1cm" fo:padding-bottom="0.1cm" fo:padding-left="0.1cm" fo:padding-right="0.1cm"/>
    </style:style>
    <style:style style:name="gr6" style:family="graphic" style:parent-style-name="standard">
      <style:graphic-properties draw:stroke="solid" svg:stroke-color="#800000" draw:fill="none" draw:fill-color="#ffffff" draw:auto-grow-width="true" fo:min-height="0.891cm" fo:min-width="2.881cm" fo:padding-top="0.1cm" fo:padding-bottom="0.1cm" fo:padding-left="0.1cm" fo:padding-right="0.1cm"/>
    </style:style>
    <style:style style:name="gr7" style:family="graphic" style:parent-style-name="standard">
      <style:graphic-properties draw:stroke="solid" svg:stroke-width="0.05cm" draw:marker-start-width="0.275cm" draw:marker-end-width="0.275cm" draw:fill="solid" draw:fill-color="#00ffff" draw:auto-grow-width="true" fo:min-height="0.479cm" fo:min-width="1.276cm" fo:padding-top="0.1cm" fo:padding-bottom="0.1cm" fo:padding-left="0.1cm" fo:padding-right="0.1cm"/>
    </style:style>
    <style:style style:name="gr8" style:family="graphic" style:parent-style-name="standard">
      <style:graphic-properties draw:stroke="solid" draw:fill="none" draw:fill-color="#ffffff" draw:auto-grow-width="true" fo:min-height="0.1cm" fo:min-width="1.877cm" fo:padding-top="0.1cm" fo:padding-bottom="0.1cm" fo:padding-left="0.1cm" fo:padding-right="0.1cm"/>
    </style:style>
    <style:style style:name="gr9" style:family="graphic" style:parent-style-name="standard">
      <style:graphic-properties draw:stroke="solid" draw:fill="none" draw:fill-color="#ffffff" draw:auto-grow-width="true" fo:min-height="0.891cm" fo:min-width="1.416cm" fo:padding-top="0.1cm" fo:padding-bottom="0.1cm" fo:padding-left="0.1cm" fo:padding-right="0.1cm"/>
    </style:style>
    <style:style style:name="gr10" style:family="graphic" style:parent-style-name="standard">
      <style:graphic-properties draw:stroke="solid" svg:stroke-width="0.05cm" svg:stroke-color="#008000" draw:marker-start-width="0.275cm" draw:marker-end-width="0.275cm" draw:fill="none" draw:fill-color="#ffffff" draw:auto-grow-width="true" fo:min-height="0.446cm" fo:min-width="0.984cm" fo:padding-top="0.1cm" fo:padding-bottom="0.1cm" fo:padding-left="0.1cm" fo:padding-right="0.1cm"/>
    </style:style>
    <style:style style:name="gr11" style:family="graphic" style:parent-style-name="standard">
      <style:graphic-properties draw:stroke="none" draw:fill="none" draw:fill-color="#ffffff" draw:auto-grow-width="true" fo:min-height="0.472cm" fo:min-width="1.7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solid" draw:fill-color="#00ffff" draw:textarea-horizontal-align="left" draw:auto-grow-height="true" draw:auto-grow-width="true" fo:min-height="0.446cm" fo:min-width="0.751cm" fo:padding-top="0.1cm" fo:padding-bottom="0.1cm" fo:padding-left="0.1cm" fo:padding-right="0.1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cm" fo:min-width="3.1cm" fo:padding-top="0.1cm" fo:padding-bottom="0.1cm" fo:padding-left="0.1cm" fo:padding-right="0.1cm"/>
    </style:style>
    <style:style style:name="gr14" style:family="graphic" style:parent-style-name="standard">
      <style:graphic-properties draw:stroke="solid" draw:fill="none" draw:fill-color="#ffffff" draw:auto-grow-width="false" fo:min-height="0.891cm" fo:min-width="1.746cm" fo:padding-top="0.1cm" fo:padding-bottom="0.1cm" fo:padding-left="0.1cm" fo:padding-right="0.1cm"/>
    </style:style>
    <style:style style:name="gr15" style:family="graphic" style:parent-style-name="standard">
      <style:graphic-properties draw:stroke="solid" draw:marker-end="Arrow" draw:marker-end-width="0.3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horizontal-align="center" draw:textarea-vertical-align="middle" fo:padding-top="0.1cm" fo:padding-bottom="0.1cm" fo:padding-left="0.1cm" fo:padding-right="0.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cm" fo:min-width="3.2cm" fo:padding-top="0.1cm" fo:padding-bottom="0.1cm" fo:padding-left="0.1cm" fo:padding-right="0.1cm"/>
    </style:style>
    <style:style style:name="gr18" style:family="graphic" style:parent-style-name="standard">
      <style:graphic-properties draw:stroke="solid" svg:stroke-width="0.05cm" svg:stroke-color="#008000" draw:marker-start-width="0.275cm" draw:marker-end="Arrow" draw:marker-end-width="0.375cm" draw:textarea-horizontal-align="center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stroke="dash" draw:stroke-dash="Fine_20_Dashed" svg:stroke-width="0.05cm" svg:stroke-color="#008000" draw:marker-start-width="0.275cm" draw:marker-end="Arrow" draw:marker-end-width="0.375cm" draw:textarea-horizontal-align="center" draw:textarea-vertical-align="middle" fo:padding-top="0.1cm" fo:padding-bottom="0.1cm" fo:padding-left="0.1cm" fo:padding-right="0.1cm"/>
    </style:style>
    <style:style style:name="gr20" style:family="graphic" style:parent-style-name="standard">
      <style:graphic-properties draw:stroke="solid" draw:fill="none" draw:fill-color="#ffffff" draw:auto-grow-width="true" fo:min-height="0.891cm" fo:min-width="1.496cm" fo:padding-top="0.1cm" fo:padding-bottom="0.1cm" fo:padding-left="0.1cm" fo:padding-right="0.1cm"/>
    </style:style>
    <style:style style:name="gr2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9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margin-left="0cm" fo:margin-right="0cm" fo:text-indent="0cm"/>
      <style:text-properties fo:color="#800000" fo:font-size="9pt"/>
    </style:style>
    <style:style style:name="P7" style:family="paragraph"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color="#800000" fo:font-size="9pt"/>
    </style:style>
    <style:style style:name="T3" style:family="text">
      <style:text-properties fo:color="#008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9.2cm" svg:height="6.5cm" svg:x="1.4cm" svg:y="1.5cm">
            <text:p text:style-name="P2"/>
          </draw:rect>
          <draw:frame draw:style-name="gr2" draw:text-style-name="P3" draw:layer="layout" svg:width="3.135cm" svg:height="0.471cm" svg:x="2.7cm" svg:y="4.929cm">
            <draw:text-box draw:corner-radius="0.1cm">
              <text:p text:style-name="P2"><text:span text:style-name="T1">Création de l'état initial</text:span></text:p>
            </draw:text-box>
          </draw:frame>
          <draw:connector draw:style-name="gr3" draw:text-style-name="P1" draw:layer="layout" svg:x1="7.613cm" svg:y1="3.581cm" svg:x2="6.912cm" svg:y2="4.8cm" draw:start-shape="id1" draw:start-glue-point="2" draw:end-shape="id2" draw:end-glue-point="0">
            <text:p text:style-name="P2"/>
          </draw:connector>
          <draw:connector draw:style-name="gr3" draw:text-style-name="P1" draw:layer="layout" svg:x1="3.243cm" svg:y1="3.868cm" svg:x2="6.912cm" svg:y2="4.8cm" draw:start-shape="id3" draw:start-glue-point="2" draw:end-shape="id2" draw:end-glue-point="0">
            <text:p text:style-name="P2"/>
          </draw:connector>
          <draw:connector draw:style-name="gr3" draw:text-style-name="P1" draw:layer="layout" svg:x1="6.912cm" svg:y1="5.479cm" svg:x2="9.211cm" svg:y2="6.7cm" draw:start-shape="id2" draw:start-glue-point="2" draw:end-shape="id4" draw:end-glue-point="0">
            <text:p text:style-name="P2"/>
          </draw:connector>
          <draw:connector draw:style-name="gr3" draw:text-style-name="P1" draw:layer="layout" svg:x1="6.912cm" svg:y1="5.479cm" svg:x2="6.668cm" svg:y2="6.708cm" draw:start-shape="id2" draw:start-glue-point="2" draw:end-shape="id5" draw:end-glue-point="0">
            <text:p text:style-name="P2"/>
          </draw:connector>
          <draw:connector draw:style-name="gr3" draw:text-style-name="P1" draw:layer="layout" svg:x1="6.912cm" svg:y1="5.479cm" svg:x2="3.695cm" svg:y2="6.7cm" draw:start-shape="id2" draw:start-glue-point="2" draw:end-shape="id6" draw:end-glue-point="0">
            <text:p text:style-name="P2"/>
          </draw:connector>
          <draw:connector draw:style-name="gr4" draw:text-style-name="P1" draw:layer="layout" svg:x1="9.211cm" svg:y1="7.679cm" svg:x2="7.153cm" svg:y2="11.577cm" draw:start-shape="id4" draw:start-glue-point="2" draw:end-shape="id7" draw:end-glue-point="1">
            <text:p text:style-name="P2"/>
          </draw:connector>
          <draw:connector draw:style-name="gr3" draw:text-style-name="P1" draw:layer="layout" svg:x1="6.668cm" svg:y1="7.799cm" svg:x2="6.677cm" svg:y2="11.254cm" draw:start-shape="id5" draw:start-glue-point="2" draw:end-shape="id7" draw:end-glue-point="0">
            <text:p text:style-name="P2"/>
          </draw:connector>
          <draw:frame draw:style-name="gr5" draw:text-style-name="P5" draw:id="id1" draw:layer="layout" svg:width="5.371cm" svg:height="1.981cm" svg:x="4.928cm" svg:y="1.6cm">
            <draw:text-box>
              <text:p text:style-name="P4"><text:span text:style-name="T1">Albedo.nc,</text:span></text:p>
              <text:p text:style-name="P4"><text:span text:style-name="T1">amipbc_sic_1x1.nc, amipbc_sst_1x1.nc,</text:span></text:p>
              <text:p text:style-name="P4"><text:span text:style-name="T1">ECPHY.nc, ECDYN.nc, landiceref.nc,</text:span></text:p>
              <text:p text:style-name="P4"><text:span text:style-name="T1">Relief.nc, Rugos.nc, coefoz_v2_3.nc</text:span></text:p>
            </draw:text-box>
          </draw:frame>
          <draw:frame draw:style-name="gr6" draw:text-style-name="P6" draw:id="id3" draw:layer="layout" svg:width="3.161cm" svg:height="1.368cm" svg:x="1.663cm" svg:y="2.5cm">
            <draw:text-box>
              <text:p text:style-name="P2"><text:span text:style-name="T2">run.def, gcm.def,</text:span></text:p>
              <text:p text:style-name="P2"><text:span text:style-name="T2">physiq.def, traceur.def,</text:span></text:p>
              <text:p text:style-name="P2"><text:span text:style-name="T2">etat0_lim_nml.txt</text:span></text:p>
            </draw:text-box>
          </draw:frame>
          <draw:frame draw:style-name="gr7" draw:text-style-name="P3" draw:id="id2" draw:layer="layout" svg:width="1.476cm" svg:height="0.679cm" svg:x="6.174cm" svg:y="4.8cm">
            <draw:text-box draw:corner-radius="0.2cm">
              <text:p text:style-name="P2"><text:span text:style-name="T1">etat0_lim</text:span></text:p>
            </draw:text-box>
          </draw:frame>
          <draw:frame draw:style-name="gr8" draw:text-style-name="P5" draw:id="id6" draw:layer="layout" svg:width="2.077cm" svg:height="0.59cm" svg:x="2.657cm" svg:y="6.7cm">
            <draw:text-box>
              <text:p text:style-name="P4"><text:span text:style-name="T1">sortie standard</text:span></text:p>
            </draw:text-box>
          </draw:frame>
          <draw:frame draw:style-name="gr9" draw:text-style-name="P5" draw:id="id5" draw:layer="layout" svg:width="1.616cm" svg:height="1.091cm" svg:x="5.86cm" svg:y="6.708cm">
            <draw:text-box>
              <text:p text:style-name="P4"><text:span text:style-name="T1">start.nc,</text:span></text:p>
              <text:p text:style-name="P2"><text:span text:style-name="T1">startphy.nc</text:span></text:p>
            </draw:text-box>
          </draw:frame>
          <draw:frame draw:style-name="gr10" draw:text-style-name="P3" draw:id="id4" draw:layer="layout" svg:width="2.488cm" svg:height="0.979cm" svg:x="7.967cm" svg:y="6.7cm">
            <draw:text-box>
              <text:p text:style-name="P2"><text:span text:style-name="T3">limit.nc</text:span></text:p>
              <text:p text:style-name="P2"><text:span text:style-name="T3">coefoz_LMDZ.nc</text:span></text:p>
            </draw:text-box>
          </draw:frame>
          <draw:frame draw:style-name="gr11" draw:text-style-name="P3" draw:layer="layout" svg:width="1.7cm" svg:height="0.472cm" svg:x="4cm" svg:y="11.1cm">
            <draw:text-box>
              <text:p text:style-name="P2"><text:span text:style-name="T1">Simulation 1</text:span></text:p>
            </draw:text-box>
          </draw:frame>
          <draw:connector draw:style-name="gr3" draw:text-style-name="P1" draw:layer="layout" svg:x1="4.143cm" svg:y1="10.168cm" svg:x2="6.677cm" svg:y2="11.254cm" draw:start-shape="id8" draw:start-glue-point="2" draw:end-shape="id7" draw:end-glue-point="0">
            <text:p text:style-name="P2"/>
          </draw:connector>
          <draw:frame draw:style-name="gr6" draw:text-style-name="P6" draw:id="id8" draw:layer="layout" svg:width="3.161cm" svg:height="1.368cm" svg:x="2.563cm" svg:y="8.8cm">
            <draw:text-box>
              <text:p text:style-name="P2"><text:span text:style-name="T2">run.def, gcm.def,</text:span></text:p>
              <text:p text:style-name="P2"><text:span text:style-name="T2">physiq.def, traceur.def,</text:span></text:p>
              <text:p text:style-name="P2"><text:span text:style-name="T2">gcm_nml.txt</text:span></text:p>
            </draw:text-box>
          </draw:frame>
          <draw:frame draw:style-name="gr12" draw:text-style-name="P3" draw:id="id7" draw:layer="layout" svg:width="0.951cm" svg:height="0.646cm" svg:x="6.202cm" svg:y="11.254cm">
            <draw:text-box draw:corner-radius="0.2cm">
              <text:p text:style-name="P2"><text:span text:style-name="T1">gcm</text:span></text:p>
            </draw:text-box>
          </draw:frame>
          <draw:frame draw:style-name="gr13" draw:text-style-name="P5" draw:id="id9" draw:layer="layout" svg:width="4.016cm" svg:height="1.368cm" svg:x="2.7cm" svg:y="12.8cm">
            <draw:text-box>
              <text:p text:style-name="P4"><text:span text:style-name="T1">dyn_hist_ave.nc, dyn_hist.nc,</text:span></text:p>
              <text:p text:style-name="P4"><text:span text:style-name="T1">dyn_histv.nc, histday.nc,</text:span></text:p>
              <text:p text:style-name="P4"><text:span text:style-name="T1">restarttrac, sortie standard</text:span></text:p>
            </draw:text-box>
          </draw:frame>
          <draw:frame draw:style-name="gr14" draw:text-style-name="P5" draw:id="id10" draw:layer="layout" svg:width="2cm" svg:height="1.368cm" svg:x="7cm" svg:y="12.8cm">
            <draw:text-box>
              <text:p text:style-name="P4"><text:span text:style-name="T1">restart.nc,</text:span></text:p>
              <text:p text:style-name="P4"><text:span text:style-name="T1">restartphy.nc, restarttrac</text:span></text:p>
            </draw:text-box>
          </draw:frame>
          <draw:connector draw:style-name="gr15" draw:text-style-name="P1" draw:layer="layout" svg:x1="6.677cm" svg:y1="11.9cm" svg:x2="4.708cm" svg:y2="12.8cm" draw:start-shape="id7" draw:start-glue-point="2" draw:end-shape="id9" draw:end-glue-point="0">
            <text:p text:style-name="P2"/>
          </draw:connector>
          <draw:connector draw:style-name="gr15" draw:text-style-name="P1" draw:layer="layout" svg:x1="6.677cm" svg:y1="11.9cm" svg:x2="8cm" svg:y2="12.8cm" draw:start-shape="id7" draw:start-glue-point="2" draw:end-shape="id10" draw:end-glue-point="0">
            <text:p text:style-name="P2"/>
          </draw:connector>
          <draw:rect draw:style-name="gr16" draw:text-style-name="P1" draw:layer="layout" svg:width="7.3cm" svg:height="5.9cm" svg:x="2.4cm" svg:y="8.6cm">
            <text:p text:style-name="P2"/>
          </draw:rect>
          <draw:frame draw:style-name="gr11" draw:text-style-name="P3" draw:layer="layout" svg:width="1.7cm" svg:height="0.472cm" svg:x="4.1cm" svg:y="19.3cm">
            <draw:text-box>
              <text:p text:style-name="P2"><text:span text:style-name="T1">Simulation 2</text:span></text:p>
            </draw:text-box>
          </draw:frame>
          <draw:connector draw:style-name="gr3" draw:text-style-name="P1" draw:layer="layout" svg:x1="4.143cm" svg:y1="17.968cm" svg:x2="6.677cm" svg:y2="19.254cm" draw:start-shape="id11" draw:start-glue-point="2" draw:end-shape="id12" draw:end-glue-point="0">
            <text:p text:style-name="P2"/>
          </draw:connector>
          <draw:frame draw:style-name="gr6" draw:text-style-name="P6" draw:id="id11" draw:layer="layout" svg:width="3.161cm" svg:height="1.368cm" svg:x="2.563cm" svg:y="16.6cm">
            <draw:text-box>
              <text:p text:style-name="P2"><text:span text:style-name="T2">run.def, gcm.def,</text:span></text:p>
              <text:p text:style-name="P2"><text:span text:style-name="T2">physiq.def, traceur.def,</text:span></text:p>
              <text:p text:style-name="P2"><text:span text:style-name="T2">gcm_nml.txt</text:span></text:p>
            </draw:text-box>
          </draw:frame>
          <draw:frame draw:style-name="gr12" draw:text-style-name="P5" draw:id="id12" draw:layer="layout" svg:width="0.951cm" svg:height="0.646cm" svg:x="6.202cm" svg:y="19.254cm">
            <draw:text-box draw:corner-radius="0.2cm">
              <text:p text:style-name="P4"><text:span text:style-name="T1">gcm</text:span></text:p>
            </draw:text-box>
          </draw:frame>
          <draw:frame draw:style-name="gr17" draw:text-style-name="P5" draw:id="id13" draw:layer="layout" svg:width="4.016cm" svg:height="1.368cm" svg:x="2.6cm" svg:y="21cm">
            <draw:text-box>
              <text:p text:style-name="P4"><text:span text:style-name="T1">dyn_hist_ave.nc, dyn_hist.nc,</text:span></text:p>
              <text:p text:style-name="P4"><text:span text:style-name="T1">dyn_histv.nc, histday.nc,</text:span></text:p>
              <text:p text:style-name="P4"><text:span text:style-name="T1">restarttrac, sortie standard</text:span></text:p>
            </draw:text-box>
          </draw:frame>
          <draw:frame draw:style-name="gr14" draw:text-style-name="P5" draw:id="id14" draw:layer="layout" svg:width="2cm" svg:height="1.368cm" svg:x="7cm" svg:y="21cm">
            <draw:text-box>
              <text:p text:style-name="P4"><text:span text:style-name="T1">restart.nc,</text:span></text:p>
              <text:p text:style-name="P4"><text:span text:style-name="T1">restartphy.nc, restarttrac</text:span></text:p>
            </draw:text-box>
          </draw:frame>
          <draw:connector draw:style-name="gr15" draw:text-style-name="P1" draw:layer="layout" svg:x1="6.677cm" svg:y1="19.9cm" svg:x2="4.608cm" svg:y2="21cm" draw:start-shape="id12" draw:start-glue-point="2" draw:end-shape="id13" draw:end-glue-point="0">
            <text:p text:style-name="P2"/>
          </draw:connector>
          <draw:connector draw:style-name="gr15" draw:text-style-name="P1" draw:layer="layout" svg:x1="6.677cm" svg:y1="19.9cm" svg:x2="8cm" svg:y2="21cm" draw:start-shape="id12" draw:start-glue-point="2" draw:end-shape="id14" draw:end-glue-point="0">
            <text:p text:style-name="P2"/>
          </draw:connector>
          <draw:rect draw:style-name="gr16" draw:text-style-name="P1" draw:layer="layout" svg:width="7.3cm" svg:height="6.2cm" svg:x="2.4cm" svg:y="16.5cm">
            <text:p text:style-name="P2"/>
          </draw:rect>
          <draw:connector draw:style-name="gr18" draw:text-style-name="P1" draw:layer="layout" svg:x1="9.211cm" svg:y1="7.679cm" svg:x2="7.153cm" svg:y2="19.577cm" draw:start-shape="id4" draw:start-glue-point="2" draw:end-shape="id12" draw:end-glue-point="1">
            <text:p text:style-name="P2"/>
          </draw:connector>
          <draw:line draw:style-name="gr19" draw:text-style-name="P1" draw:layer="layout" svg:x1="9.2cm" svg:y1="19.6cm" svg:x2="9.2cm" svg:y2="24.1cm">
            <text:p text:style-name="P2"/>
          </draw:line>
          <draw:frame draw:style-name="gr20" draw:text-style-name="P5" draw:id="id15" draw:layer="layout" svg:width="2.806cm" svg:height="1.091cm" svg:x="5.261cm" svg:y="15.2cm">
            <draw:text-box>
              <text:p text:style-name="P4"><text:span text:style-name="T1">start.nc,</text:span></text:p>
              <text:p text:style-name="P4"><text:span text:style-name="T1">startphy.nc, starttrac</text:span></text:p>
            </draw:text-box>
          </draw:frame>
          <draw:connector draw:style-name="gr15" draw:text-style-name="P1" draw:layer="layout" svg:x1="8cm" svg:y1="14.168cm" svg:x2="6.664cm" svg:y2="15.2cm" draw:start-shape="id10" draw:start-glue-point="2" draw:end-shape="id15" draw:end-glue-point="0">
            <text:p text:style-name="P2"/>
          </draw:connector>
          <draw:connector draw:style-name="gr15" draw:text-style-name="P1" draw:layer="layout" svg:x1="6.664cm" svg:y1="16.291cm" svg:x2="6.677cm" svg:y2="19.254cm" draw:start-shape="id15" draw:start-glue-point="2" draw:end-shape="id12" draw:end-glue-point="0">
            <text:p text:style-name="P2"/>
          </draw:connector>
          <draw:frame draw:style-name="gr20" draw:text-style-name="P5" draw:id="id16" draw:layer="layout" svg:width="2.806cm" svg:height="1.091cm" svg:x="5.446cm" svg:y="23.409cm">
            <draw:text-box>
              <text:p text:style-name="P4"><text:span text:style-name="T1">start.nc,</text:span></text:p>
              <text:p text:style-name="P4"><text:span text:style-name="T1">startphy.nc, starttrac</text:span></text:p>
            </draw:text-box>
          </draw:frame>
          <draw:connector draw:style-name="gr21" draw:text-style-name="P7" draw:layer="layout" svg:x1="8cm" svg:y1="22.368cm" svg:x2="6.849cm" svg:y2="23.409cm" draw:start-shape="id14" draw:start-glue-point="2" draw:end-shape="id16" draw:end-glue-point="0">
            <text:p text:style-name="P2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tickO" svg:viewBox="0 0 1500 2000" svg:d="m0 2000 750-2000 750 2000h-250l-500-1500-500 150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dashed_5f_4" draw:display-name="dashed_4" draw:style="rect" draw:dots1="1" draw:dots1-length="0.2cm" draw:distance="0.127cm"/>
    <draw:stroke-dash draw:name="dashed_5f_6" draw:display-name="dashed_6" draw:style="rect" draw:dots1="1" draw:dots1-length="0.2cm" draw:distance="0.191cm"/>
    <draw:stroke-dash draw:name="dashed_5f_8" draw:display-name="dashed_8" draw:style="rect" draw:dots1="1" draw:dots1-length="0.2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g2SxdLine" style:family="graphic" style:parent-style-name="standard"/>
    <style:style style:name="Fig2SxdText" style:family="graphic" style:parent-style-name="standard">
      <style:graphic-properties draw:stroke="none" draw:fill="none" draw:textarea-horizontal-align="left"/>
      <style:text-properties fo:color="#000000" fo:font-family="Helvetica" fo:font-size="10pt" fo:font-style="normal" fo:font-weight="normal"/>
    </style:style>
    <style:style style:name="Fig2SxdText11" style:family="graphic" style:parent-style-name="Fig2SxdText">
      <style:graphic-properties draw:textarea-horizontal-align="center"/>
      <style:text-properties fo:color="#000000" fo:font-family="'Times New Roman'" fo:font-size="12.6000003814697pt" fo:font-style="normal" fo:font-weight="normal"/>
    </style:style>
    <style:style style:name="Fig2SxdText15" style:family="graphic" style:parent-style-name="Fig2SxdText">
      <style:graphic-properties draw:textarea-horizontal-align="center"/>
      <style:text-properties fo:color="#000000" fo:font-family="'Times New Roman'" fo:font-size="20.7000007629395pt" fo:font-style="normal" fo:font-weight="normal"/>
    </style:style>
    <style:style style:name="Fig2SxdText14" style:family="graphic" style:parent-style-name="Fig2SxdText">
      <style:graphic-properties draw:textarea-horizontal-align="center"/>
      <style:text-properties fo:color="#000000" fo:font-family="'Times New Roman'" fo:font-size="19.7999992370605pt" fo:font-style="normal" fo:font-weight="bold"/>
    </style:style>
    <style:style style:name="Fig2SxdText13" style:family="graphic" style:parent-style-name="Fig2SxdText">
      <style:graphic-properties draw:textarea-horizontal-align="center"/>
      <style:text-properties fo:color="#000000" fo:font-family="'Times New Roman'" fo:font-size="18pt" fo:font-style="italic" fo:font-weight="bold"/>
    </style:style>
    <style:style style:name="Fig2SxdText12" style:family="graphic" style:parent-style-name="Fig2SxdText">
      <style:graphic-properties draw:textarea-horizontal-align="left"/>
      <style:text-properties fo:color="#000000" fo:font-family="'Times New Roman'" fo:font-size="12.6000003814697pt" fo:font-style="normal" fo:font-weight="normal"/>
    </style:style>
    <style:style style:name="Fig2SxdLine11" style:family="graphic" style:parent-style-name="Fig2SxdLine">
      <style:graphic-properties draw:stroke="solid" svg:stroke-width="0.032cm" svg:stroke-color="#000000" draw:stroke-linejoin="miter" draw:fill="none"/>
    </style:style>
    <style:style style:name="Fig2SxdLine12" style:family="graphic" style:parent-style-name="Fig2SxdLine">
      <style:graphic-properties draw:stroke="solid" svg:stroke-width="0.032cm" svg:stroke-color="#000000" draw:stroke-linejoin="miter" draw:fill="solid" draw:fill-color="#000000"/>
    </style:style>
    <style:style style:name="Fig2SxdLine17" style:family="graphic" style:parent-style-name="Fig2SxdLine">
      <style:graphic-properties draw:stroke="solid" svg:stroke-width="0.063cm" svg:stroke-color="#000000" draw:stroke-linejoin="miter" draw:fill="none"/>
    </style:style>
    <style:style style:name="Fig2SxdLine13" style:family="graphic" style:parent-style-name="Fig2SxdLine">
      <style:graphic-properties draw:stroke="solid" svg:stroke-width="0.063cm" svg:stroke-color="#000000" draw:stroke-linejoin="miter" draw:fill="solid" draw:fill-color="#000000"/>
    </style:style>
    <style:style style:name="Fig2SxdLine18" style:family="graphic" style:parent-style-name="Fig2SxdLine">
      <style:graphic-properties draw:stroke="solid" svg:stroke-width="0.063cm" svg:stroke-color="#000000" draw:marker-start="StickO" draw:marker-start-width="0.286cm" draw:stroke-linejoin="miter" draw:fill="none"/>
    </style:style>
    <style:style style:name="Fig2SxdLine19" style:family="graphic" style:parent-style-name="Fig2SxdLine">
      <style:graphic-properties draw:stroke="none" draw:fill="solid" draw:fill-color="#000000"/>
    </style:style>
    <style:style style:name="Fig2SxdLine15" style:family="graphic" style:parent-style-name="Fig2SxdLine">
      <style:graphic-properties draw:stroke="solid" svg:stroke-width="0.063cm" svg:stroke-color="#000000" draw:marker-end="StickO" draw:marker-end-width="0.286cm" draw:stroke-linejoin="miter" draw:fill="none"/>
    </style:style>
    <style:style style:name="Fig2SxdLine16" style:family="graphic" style:parent-style-name="Fig2SxdLine">
      <style:graphic-properties draw:stroke="none" draw:fill="solid" draw:fill-color="#000000"/>
    </style:style>
    <style:style style:name="Fig2SxdLine26" style:family="graphic" style:parent-style-name="Fig2SxdLine">
      <style:graphic-properties draw:stroke="solid" svg:stroke-width="0.095cm" svg:stroke-color="#000000" draw:marker-end="StickO" draw:marker-end-width="0.286cm" draw:stroke-linejoin="miter" draw:fill="none"/>
    </style:style>
    <style:style style:name="Fig2SxdLine25" style:family="graphic" style:parent-style-name="Fig2SxdLine">
      <style:graphic-properties draw:stroke="dash" draw:stroke-dash="dashed_5f_4" svg:stroke-width="0.032cm" svg:stroke-color="#000000" draw:stroke-linejoin="miter" draw:fill="none"/>
    </style:style>
    <style:style style:name="Fig2SxdLine22" style:family="graphic" style:parent-style-name="Fig2SxdLine">
      <style:graphic-properties draw:stroke="dash" draw:stroke-dash="dashed_5f_6" svg:stroke-width="0.063cm" svg:stroke-color="#000000" draw:stroke-linejoin="miter" draw:fill="none"/>
    </style:style>
    <style:style style:name="Fig2SxdLine14" style:family="graphic" style:parent-style-name="Fig2SxdLine">
      <style:graphic-properties draw:stroke="dash" draw:stroke-dash="dashed_5f_6" svg:stroke-width="0.063cm" svg:stroke-color="#000000" draw:stroke-linejoin="miter" draw:fill="solid" draw:fill-color="#000000"/>
    </style:style>
    <style:style style:name="Fig2SxdLine23" style:family="graphic" style:parent-style-name="Fig2SxdLine">
      <style:graphic-properties draw:stroke="dash" draw:stroke-dash="dashed_5f_4" svg:stroke-width="0.063cm" svg:stroke-color="#000000" draw:marker-end="StickO" draw:marker-end-width="0.286cm" draw:stroke-linejoin="miter" draw:fill="none"/>
    </style:style>
    <style:style style:name="Fig2SxdLine24" style:family="graphic" style:parent-style-name="Fig2SxdLine">
      <style:graphic-properties draw:stroke="none" draw:fill="solid" draw:fill-color="#000000"/>
    </style:style>
    <style:style style:name="Fig2SxdLine20" style:family="graphic" style:parent-style-name="Fig2SxdLine">
      <style:graphic-properties draw:stroke="dash" draw:stroke-dash="dashed_5f_6" svg:stroke-width="0.063cm" svg:stroke-color="#000000" draw:marker-end="StickO" draw:marker-end-width="0.286cm" draw:stroke-linejoin="miter" draw:fill="none"/>
    </style:style>
    <style:style style:name="Fig2SxdLine21" style:family="graphic" style:parent-style-name="Fig2SxdLine">
      <style:graphic-properties draw:stroke="none" draw:fill="solid" draw:fill-color="#000000"/>
    </style:style>
    <style:style style:name="Fig2SxdLine27" style:family="graphic" style:parent-style-name="Fig2SxdLine">
      <style:graphic-properties draw:stroke="dash" draw:stroke-dash="dashed_5f_8" svg:stroke-width="0.095cm" svg:stroke-color="#000000" draw:marker-end="StickO" draw:marker-end-width="0.286cm" draw:stroke-linejoin="miter" draw:fill="none"/>
    </style:style>
  </office:styles>
  <office:automatic-styles>
    <style:page-layout style:name="PM0">
      <style:page-layout-properties fo:margin-top="1cm" fo:margin-bottom="1cm" fo:margin-left="1cm" fo:margin-right="1cm" fo:page-width="12cm" fo:page-height="2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5-29T15:51:58</meta:creation-date>
    <dc:date>2008-01-08T12:33:13</dc:date>
    <dc:language>fr-FR</dc:language>
    <meta:editing-cycles>71</meta:editing-cycles>
    <meta:editing-duration>PT5H1M36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